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967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4cm" fo:break-before="auto" style:use-optimal-row-height="tru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.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.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.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.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2"/>
          <table:table-cell table:style-name="ce76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.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, D5, D6, D8, D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.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.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.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.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.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.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.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1, K2, K3, K4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.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.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.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RT424005</text:p>
          </table:table-cell>
          <table:table-cell table:style-name="ce44" office:value-type="float" office:value="1.15">
            <text:p>1.150</text:p>
          </table:table-cell>
          <table:table-cell table:style-name="ce77" office:value-type="float" office:value="5">
            <text:p>5</text:p>
          </table:table-cell>
          <table:table-cell table:style-name="ce103" table:formula="of:=[.B7]" office:value-type="float" office:value="4">
            <text:p>4</text:p>
          </table:table-cell>
          <table:table-cell table:style-name="ce77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>
            <text:p>1.15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4.6">
            <text:p>4.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.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.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.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.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.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.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.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2, R4, R5</text:p>
            <text:p/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.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.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.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.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.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.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.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1-2*10SF11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77313-802-20LF</text:p>
          </table:table-cell>
          <table:table-cell table:style-name="ce70" office:value-type="float" office:value="0.534">
            <text:p>0.5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1-2*10SF11</text:p>
          </table:table-cell>
          <table:table-cell table:style-name="ce44" office:value-type="float" office:value="0.16471">
            <text:p>0.165</text:p>
          </table:table-cell>
          <table:table-cell table:style-name="ce77" office:value-type="float" office:value="10">
            <text:p>10</text:p>
          </table:table-cell>
          <table:table-cell table:style-name="ce103" table:formula="of:=[.B11]" office:value-type="float" office:value="3">
            <text:p>3</text:p>
          </table:table-cell>
          <table:table-cell table:style-name="ce77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.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.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3" office:value-type="string">
            <text:p>DS1022-2*20RF11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68020-140HLF </text:p>
          </table:table-cell>
          <table:table-cell table:style-name="ce69" office:value-type="float" office:value="1.18">
            <text:p>1.18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2-2*20RF11</text:p>
          </table:table-cell>
          <table:table-cell table:style-name="ce43" office:value-type="float" office:value="0.2821">
            <text:p>0.282</text:p>
          </table:table-cell>
          <table:table-cell table:style-name="ce76" office:value-type="float" office:value="2">
            <text:p>2</text:p>
          </table:table-cell>
          <table:table-cell table:style-name="ce102" table:formula="of:=[.B12]" office:value-type="float" office:value="1">
            <text:p>1</text:p>
          </table:table-cell>
          <table:table-cell table:style-name="ce76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.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.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3-2*14S21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4, X6, X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.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SSQ-114-01-T-D</text:p>
          </table:table-cell>
          <table:table-cell table:style-name="ce70" office:value-type="float" office:value="1.96">
            <text:p>1.9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3-2*14S21</text:p>
          </table:table-cell>
          <table:table-cell table:style-name="ce44" office:value-type="float" office:value="0.295">
            <text:p>0.295</text:p>
          </table:table-cell>
          <table:table-cell table:style-name="ce77" office:value-type="float" office:value="2">
            <text:p>2</text:p>
          </table:table-cell>
          <table:table-cell table:style-name="ce103" table:formula="of:=[.B13]" office:value-type="float" office:value="3">
            <text:p>3</text:p>
          </table:table-cell>
          <table:table-cell table:style-name="ce77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.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.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.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.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.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.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.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">
            <text:p>0.100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4">
            <text:p>0.4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93613">
            <text:p>7.9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4, LED5, 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.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.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.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.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4" office:value-type="string">
            <text:p>D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.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6, R7, R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.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.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.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0" table:formula="of:=IF([.B26]&lt;&gt;&quot;&quot;;MIN([.H26];[.K26];[.N26];[.R26];[.U26]);&quot;&quot;)" office:value-type="currency" office:currency="EUR" office:value="0">
            <text:p>0.00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8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9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.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9]*[.AA29]" office:value-type="float" office:value="5.6">
            <text:p>5.6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9:.AB29])" office:value-type="currency" office:currency="EUR" office:value="5.6">
            <text:p>5.60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30]" office:value-type="currency" office:currency="EUR" office:value="13.53613">
            <text:p>13.5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12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4">
          <table:table-cell table:number-columns-repeated="1024"/>
        </table:table-row>
        <table:table-row table:style-name="ro13" table:number-rows-repeated="5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:'EEZ PSU consolidated BOM'.AMJ14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10/11/2019</text:date>, <text:time>09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2, 2019-10-1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11T09:05:28</dc:date>
    <meta:editing-cycles>2623</meta:editing-cycles>
    <meta:editing-duration>P14DT8H29M2S</meta:editing-duration>
    <meta:generator>OpenOffice/4.1.6$Unix OpenOffice.org_project/416m1$Build-9790</meta:generator>
    <meta:document-statistic meta:table-count="1" meta:cell-count="5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